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.064cm" style:rel-column-width="5262*"/>
    </style:style>
    <style:style style:name="Таблица1.B" style:family="table-column">
      <style:table-column-properties style:column-width="23.636cm" style:rel-column-width="60273*"/>
    </style:style>
    <style:style style:name="Таблица1.1" style:family="table-row">
      <style:table-row-properties style:min-row-height="15.71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23.444cm" table:align="margins"/>
    </style:style>
    <style:style style:name="Таблица2.A" style:family="table-column">
      <style:table-column-properties style:column-width="5.08cm" style:rel-column-width="14200*"/>
    </style:style>
    <style:style style:name="Таблица2.B" style:family="table-column">
      <style:table-column-properties style:column-width="18.364cm" style:rel-column-width="5133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23.444cm" table:align="margins"/>
    </style:style>
    <style:style style:name="Таблица3.A" style:family="table-column">
      <style:table-column-properties style:column-width="5.08cm" style:rel-column-width="14200*"/>
    </style:style>
    <style:style style:name="Таблица3.B" style:family="table-column">
      <style:table-column-properties style:column-width="18.364cm" style:rel-column-width="5133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5" style:family="table">
      <style:table-properties style:width="23.444cm" table:align="margins"/>
    </style:style>
    <style:style style:name="Таблица5.A" style:family="table-column">
      <style:table-column-properties style:column-width="5.08cm" style:rel-column-width="14200*"/>
    </style:style>
    <style:style style:name="Таблица5.B" style:family="table-column">
      <style:table-column-properties style:column-width="18.364cm" style:rel-column-width="51335*"/>
    </style:style>
    <style:style style:name="Таблица5.A1" style:family="table-cell">
      <style:table-cell-properties fo:padding="0.097cm" fo:border-left="0.05pt solid #000000" fo:border-right="none" fo:border-top="0.05pt solid #000000" fo:border-bottom="none"/>
    </style:style>
    <style:style style:name="Таблица5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6" style:family="table">
      <style:table-properties style:width="23.444cm" table:align="margins"/>
    </style:style>
    <style:style style:name="Таблица6.A" style:family="table-column">
      <style:table-column-properties style:column-width="5.08cm" style:rel-column-width="14200*"/>
    </style:style>
    <style:style style:name="Таблица6.B" style:family="table-column">
      <style:table-column-properties style:column-width="18.364cm" style:rel-column-width="5133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4" style:family="table">
      <style:table-properties style:width="23.444cm" table:align="margins"/>
    </style:style>
    <style:style style:name="Таблица4.A" style:family="table-column">
      <style:table-column-properties style:column-width="5.08cm" style:rel-column-width="14200*"/>
    </style:style>
    <style:style style:name="Таблица4.B" style:family="table-column">
      <style:table-column-properties style:column-width="18.364cm" style:rel-column-width="5133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7" style:family="table">
      <style:table-properties style:width="23.444cm" table:align="margins"/>
    </style:style>
    <style:style style:name="Таблица7.A" style:family="table-column">
      <style:table-column-properties style:column-width="5.08cm" style:rel-column-width="14200*"/>
    </style:style>
    <style:style style:name="Таблица7.B" style:family="table-column">
      <style:table-column-properties style:column-width="18.364cm" style:rel-column-width="5133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8" style:family="table">
      <style:table-properties style:width="23.444cm" table:align="margins"/>
    </style:style>
    <style:style style:name="Таблица8.A" style:family="table-column">
      <style:table-column-properties style:column-width="5.08cm" style:rel-column-width="14200*"/>
    </style:style>
    <style:style style:name="Таблица8.B" style:family="table-column">
      <style:table-column-properties style:column-width="18.364cm" style:rel-column-width="5133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9" style:family="table">
      <style:table-properties style:width="23.444cm" table:align="margins"/>
    </style:style>
    <style:style style:name="Таблица9.A" style:family="table-column">
      <style:table-column-properties style:column-width="5.08cm" style:rel-column-width="14200*"/>
    </style:style>
    <style:style style:name="Таблица9.B" style:family="table-column">
      <style:table-column-properties style:column-width="18.364cm" style:rel-column-width="5133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10" style:family="table">
      <style:table-properties style:width="23.444cm" table:align="margins"/>
    </style:style>
    <style:style style:name="Таблица10.A" style:family="table-column">
      <style:table-column-properties style:column-width="5.08cm" style:rel-column-width="14200*"/>
    </style:style>
    <style:style style:name="Таблица10.B" style:family="table-column">
      <style:table-column-properties style:column-width="18.364cm" style:rel-column-width="5133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1" style:family="table">
      <style:table-properties style:width="23.444cm" table:align="margins"/>
    </style:style>
    <style:style style:name="Таблица11.A" style:family="table-column">
      <style:table-column-properties style:column-width="5.08cm" style:rel-column-width="14200*"/>
    </style:style>
    <style:style style:name="Таблица11.B" style:family="table-column">
      <style:table-column-properties style:column-width="18.364cm" style:rel-column-width="5133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2" style:family="table">
      <style:table-properties style:width="23.444cm" table:align="margins"/>
    </style:style>
    <style:style style:name="Таблица12.A" style:family="table-column">
      <style:table-column-properties style:column-width="5.08cm" style:rel-column-width="14200*"/>
    </style:style>
    <style:style style:name="Таблица12.B" style:family="table-column">
      <style:table-column-properties style:column-width="18.364cm" style:rel-column-width="51335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3" style:family="table">
      <style:table-properties style:width="23.444cm" table:align="margins"/>
    </style:style>
    <style:style style:name="Таблица13.A" style:family="table-column">
      <style:table-column-properties style:column-width="5.08cm" style:rel-column-width="14200*"/>
    </style:style>
    <style:style style:name="Таблица13.B" style:family="table-column">
      <style:table-column-properties style:column-width="18.364cm" style:rel-column-width="5133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4" style:family="table">
      <style:table-properties style:width="23.444cm" table:align="margins"/>
    </style:style>
    <style:style style:name="Таблица14.A" style:family="table-column">
      <style:table-column-properties style:column-width="5.08cm" style:rel-column-width="14200*"/>
    </style:style>
    <style:style style:name="Таблица14.B" style:family="table-column">
      <style:table-column-properties style:column-width="18.364cm" style:rel-column-width="51335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5" style:family="table">
      <style:table-properties style:width="23.444cm" table:align="margins"/>
    </style:style>
    <style:style style:name="Таблица15.A" style:family="table-column">
      <style:table-column-properties style:column-width="5.08cm" style:rel-column-width="14200*"/>
    </style:style>
    <style:style style:name="Таблица15.B" style:family="table-column">
      <style:table-column-properties style:column-width="18.364cm" style:rel-column-width="5133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6" style:family="table">
      <style:table-properties style:width="23.444cm" table:align="margins"/>
    </style:style>
    <style:style style:name="Таблица16.A" style:family="table-column">
      <style:table-column-properties style:column-width="5.08cm" style:rel-column-width="14200*"/>
    </style:style>
    <style:style style:name="Таблица16.B" style:family="table-column">
      <style:table-column-properties style:column-width="18.364cm" style:rel-column-width="51335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7" style:family="table">
      <style:table-properties style:width="23.444cm" table:align="margins"/>
    </style:style>
    <style:style style:name="Таблица17.A" style:family="table-column">
      <style:table-column-properties style:column-width="5.08cm" style:rel-column-width="14200*"/>
    </style:style>
    <style:style style:name="Таблица17.B" style:family="table-column">
      <style:table-column-properties style:column-width="18.364cm" style:rel-column-width="51335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B1" style:family="table-cell">
      <style:table-cell-properties fo:padding="0.097cm" fo:border="0.05pt solid #000000"/>
    </style:style>
    <style:style style:name="Таблица18" style:family="table">
      <style:table-properties style:width="23.444cm" table:align="margins"/>
    </style:style>
    <style:style style:name="Таблица18.A" style:family="table-column">
      <style:table-column-properties style:column-width="5.08cm" style:rel-column-width="14200*"/>
    </style:style>
    <style:style style:name="Таблица18.B" style:family="table-column">
      <style:table-column-properties style:column-width="18.364cm" style:rel-column-width="51335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9" style:family="table">
      <style:table-properties style:width="23.444cm" table:align="margins"/>
    </style:style>
    <style:style style:name="Таблица19.A" style:family="table-column">
      <style:table-column-properties style:column-width="5.08cm" style:rel-column-width="14200*"/>
    </style:style>
    <style:style style:name="Таблица19.B" style:family="table-column">
      <style:table-column-properties style:column-width="18.364cm" style:rel-column-width="51335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20" style:family="table">
      <style:table-properties style:width="23.444cm" table:align="margins"/>
    </style:style>
    <style:style style:name="Таблица20.A" style:family="table-column">
      <style:table-column-properties style:column-width="5.08cm" style:rel-column-width="14200*"/>
    </style:style>
    <style:style style:name="Таблица20.B" style:family="table-column">
      <style:table-column-properties style:column-width="18.364cm" style:rel-column-width="51335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1" style:family="table">
      <style:table-properties style:width="23.444cm" table:align="margins"/>
    </style:style>
    <style:style style:name="Таблица21.A" style:family="table-column">
      <style:table-column-properties style:column-width="5.08cm" style:rel-column-width="14200*"/>
    </style:style>
    <style:style style:name="Таблица21.B" style:family="table-column">
      <style:table-column-properties style:column-width="18.364cm" style:rel-column-width="51335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="0.05pt solid #000000"/>
    </style:style>
    <style:style style:name="Таблица22" style:family="table">
      <style:table-properties style:width="23.444cm" table:align="margins"/>
    </style:style>
    <style:style style:name="Таблица22.A" style:family="table-column">
      <style:table-column-properties style:column-width="5.08cm" style:rel-column-width="14200*"/>
    </style:style>
    <style:style style:name="Таблица22.B" style:family="table-column">
      <style:table-column-properties style:column-width="18.364cm" style:rel-column-width="51335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3" style:family="table">
      <style:table-properties style:width="23.444cm" table:align="margins"/>
    </style:style>
    <style:style style:name="Таблица23.A" style:family="table-column">
      <style:table-column-properties style:column-width="5.08cm" style:rel-column-width="14200*"/>
    </style:style>
    <style:style style:name="Таблица23.B" style:family="table-column">
      <style:table-column-properties style:column-width="18.364cm" style:rel-column-width="51335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B1" style:family="table-cell">
      <style:table-cell-properties fo:padding="0.097cm" fo:border="0.05pt solid #000000"/>
    </style:style>
    <style:style style:name="Таблица24" style:family="table">
      <style:table-properties style:width="23.444cm" table:align="margins"/>
    </style:style>
    <style:style style:name="Таблица24.A" style:family="table-column">
      <style:table-column-properties style:column-width="5.08cm" style:rel-column-width="14200*"/>
    </style:style>
    <style:style style:name="Таблица24.B" style:family="table-column">
      <style:table-column-properties style:column-width="18.364cm" style:rel-column-width="51335*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5" style:family="table">
      <style:table-properties style:width="23.444cm" table:align="margins"/>
    </style:style>
    <style:style style:name="Таблица25.A" style:family="table-column">
      <style:table-column-properties style:column-width="5.08cm" style:rel-column-width="14200*"/>
    </style:style>
    <style:style style:name="Таблица25.B" style:family="table-column">
      <style:table-column-properties style:column-width="18.364cm" style:rel-column-width="51335*"/>
    </style:style>
    <style:style style:name="Таблица25.1" style:family="table-row">
      <style:table-row-properties style:min-row-height="0.688cm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B1" style:family="table-cell">
      <style:table-cell-properties fo:padding="0.097cm" fo:border="0.05pt solid #000000"/>
    </style:style>
    <style:style style:name="Таблица26" style:family="table">
      <style:table-properties style:width="23.444cm" table:align="margins"/>
    </style:style>
    <style:style style:name="Таблица26.A" style:family="table-column">
      <style:table-column-properties style:column-width="5.08cm" style:rel-column-width="14200*"/>
    </style:style>
    <style:style style:name="Таблица26.B" style:family="table-column">
      <style:table-column-properties style:column-width="18.364cm" style:rel-column-width="51335*"/>
    </style:style>
    <style:style style:name="Таблица2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6.B1" style:family="table-cell">
      <style:table-cell-properties fo:padding="0.097cm" fo:border="0.05pt solid #000000"/>
    </style:style>
    <style:style style:name="Таблица27" style:family="table">
      <style:table-properties style:width="23.444cm" table:align="margins"/>
    </style:style>
    <style:style style:name="Таблица27.A" style:family="table-column">
      <style:table-column-properties style:column-width="5.08cm" style:rel-column-width="14200*"/>
    </style:style>
    <style:style style:name="Таблица27.B" style:family="table-column">
      <style:table-column-properties style:column-width="18.364cm" style:rel-column-width="51335*"/>
    </style:style>
    <style:style style:name="Таблица27.A1" style:family="table-cell">
      <style:table-cell-properties fo:padding="0.097cm" fo:border-left="0.05pt solid #000000" fo:border-right="none" fo:border-top="0.05pt solid #000000" fo:border-bottom="none"/>
    </style:style>
    <style:style style:name="Таблица27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27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B2" style:family="table-cell">
      <style:table-cell-properties style:vertical-align="" fo:padding="0.097cm" fo:border="0.05pt solid #000000"/>
    </style:style>
    <style:style style:name="P1" style:family="paragraph" style:parent-style-name="Table_20_Contents">
      <style:text-properties fo:font-size="10pt" officeooo:rsid="0019d995" officeooo:paragraph-rsid="001cebce" style:font-size-asian="10pt" style:font-size-complex="10pt"/>
    </style:style>
    <style:style style:name="P2" style:family="paragraph" style:parent-style-name="Table_20_Contents">
      <style:text-properties fo:font-size="10pt" officeooo:rsid="001cebce" officeooo:paragraph-rsid="001cebce" style:font-size-asian="10pt" style:font-size-complex="10pt"/>
    </style:style>
    <style:style style:name="P3" style:family="paragraph" style:parent-style-name="Table_20_Contents">
      <style:text-properties fo:font-size="10pt" officeooo:rsid="001d7601" officeooo:paragraph-rsid="001d7601" style:font-size-asian="10pt" style:font-size-complex="10pt"/>
    </style:style>
    <style:style style:name="P4" style:family="paragraph" style:parent-style-name="Table_20_Contents">
      <style:text-properties fo:font-size="10pt" officeooo:rsid="001d7601" officeooo:paragraph-rsid="001ea3bb" style:font-size-asian="10pt" style:font-size-complex="10pt"/>
    </style:style>
    <style:style style:name="P5" style:family="paragraph" style:parent-style-name="Table_20_Contents">
      <style:text-properties fo:font-size="10pt" officeooo:rsid="001d7601" officeooo:paragraph-rsid="001f7a06" style:font-size-asian="10pt" style:font-size-complex="10pt"/>
    </style:style>
    <style:style style:name="P6" style:family="paragraph" style:parent-style-name="Table_20_Contents">
      <style:text-properties fo:font-size="10pt" officeooo:rsid="001d7601" officeooo:paragraph-rsid="00204b7f" style:font-size-asian="10pt" style:font-size-complex="10pt"/>
    </style:style>
    <style:style style:name="P7" style:family="paragraph" style:parent-style-name="Table_20_Contents">
      <style:text-properties fo:font-size="10pt" officeooo:rsid="001d7601" officeooo:paragraph-rsid="002215df" style:font-size-asian="10pt" style:font-size-complex="10pt"/>
    </style:style>
    <style:style style:name="P8" style:family="paragraph" style:parent-style-name="Table_20_Contents">
      <style:text-properties fo:font-size="10pt" officeooo:rsid="001ea3bb" officeooo:paragraph-rsid="001ea3bb" style:font-size-asian="10pt" style:font-size-complex="10pt"/>
    </style:style>
    <style:style style:name="P9" style:family="paragraph" style:parent-style-name="Table_20_Contents">
      <style:text-properties fo:font-size="10pt" officeooo:rsid="001f7a06" officeooo:paragraph-rsid="001f7a06" style:font-size-asian="10pt" style:font-size-complex="10pt"/>
    </style:style>
    <style:style style:name="P10" style:family="paragraph" style:parent-style-name="Table_20_Contents">
      <style:text-properties fo:font-size="10pt" officeooo:rsid="00204b7f" officeooo:paragraph-rsid="00204b7f" style:font-size-asian="10pt" style:font-size-complex="10pt"/>
    </style:style>
    <style:style style:name="P11" style:family="paragraph" style:parent-style-name="Table_20_Contents">
      <style:text-properties fo:font-size="10pt" officeooo:rsid="0020a85e" officeooo:paragraph-rsid="0020a85e" style:font-size-asian="10pt" style:font-size-complex="10pt"/>
    </style:style>
    <style:style style:name="P12" style:family="paragraph" style:parent-style-name="Table_20_Contents">
      <style:text-properties fo:font-size="10pt" fo:font-weight="bold" officeooo:rsid="0019d995" officeooo:paragraph-rsid="001cebce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fo:font-size="10pt" officeooo:rsid="001ea3bb" officeooo:paragraph-rsid="001ea3bb" style:font-size-asian="10pt" style:font-size-complex="10pt"/>
    </style:style>
    <style:style style:name="T1" style:family="text">
      <style:text-properties officeooo:rsid="001cebce"/>
    </style:style>
    <style:style style:name="T2" style:family="text">
      <style:text-properties officeooo:rsid="001ea3bb"/>
    </style:style>
    <style:style style:name="T3" style:family="text">
      <style:text-properties officeooo:rsid="001f7a06"/>
    </style:style>
    <style:style style:name="T4" style:family="text">
      <style:text-properties officeooo:rsid="00204b7f"/>
    </style:style>
    <style:style style:name="T5" style:family="text">
      <style:text-properties officeooo:rsid="002215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[a.code;block=table:table-row]</text:p>
          </table:table-cell>
          <table:table-cell table:style-name="Таблица1.B1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">Code</text:p>
                </table:table-cell>
                <table:table-cell table:style-name="Таблица2.B1" office:value-type="string">
                  <text:p text:style-name="P1">[a.<text:span text:style-name="T1">code</text:span>]</text:p>
                </table:table-cell>
              </table:table-row>
            </table:table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2">Title</text:p>
                </table:table-cell>
                <table:table-cell table:style-name="Таблица3.B1" office:value-type="string">
                  <text:p text:style-name="P2">[a.title]</text:p>
                </table:table-cell>
              </table:table-row>
            </table:table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3">Initial date</text:p>
                </table:table-cell>
                <table:table-cell table:style-name="Таблица5.B1" office:value-type="string">
                  <text:p text:style-name="P3">[a.date]</text:p>
                </table:table-cell>
              </table:table-row>
            </table:table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3">Final Date</text:p>
                </table:table-cell>
                <table:table-cell table:style-name="Таблица6.B1" office:value-type="string">
                  <text:p text:style-name="P3">[a.<text:span text:style-name="T2">final_date</text:span>]</text:p>
                </table:table-cell>
              </table:table-row>
            </table:table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8">Level of description</text:p>
                </table:table-cell>
                <table:table-cell table:style-name="Таблица4.B1" office:value-type="string">
                  <text:p text:style-name="P4">[a.<text:span text:style-name="T2">level_description</text:span>]</text:p>
                </table:table-cell>
              </table:table-row>
            </table:table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string">
                  <text:p text:style-name="P8">Extent and medium of the unit of description (quantity, bulk, or size)</text:p>
                </table:table-cell>
                <table:table-cell table:style-name="Таблица7.B1" office:value-type="string">
                  <text:p text:style-name="P4">[a.<text:span text:style-name="T2">extent_description</text:span>]</text:p>
                </table:table-cell>
              </table:table-row>
            </table:table>
            <table:table table:name="Таблица8" table:style-name="Таблица8">
              <table:table-column table:style-name="Таблица8.A"/>
              <table:table-column table:style-name="Таблица8.B"/>
              <table:table-row>
                <table:table-cell table:style-name="Таблица8.A1" office:value-type="string">
                  <text:p text:style-name="P8">Name of creator</text:p>
                </table:table-cell>
                <table:table-cell table:style-name="Таблица8.B1" office:value-type="string">
                  <text:p text:style-name="P4">[a.<text:span text:style-name="T2">creator</text:span>]</text:p>
                </table:table-cell>
              </table:table-row>
            </table:table>
            <table:table table:name="Таблица9" table:style-name="Таблица9">
              <table:table-column table:style-name="Таблица9.A"/>
              <table:table-column table:style-name="Таблица9.B"/>
              <table:table-row>
                <table:table-cell table:style-name="Таблица9.A1" office:value-type="string">
                  <text:p text:style-name="P8">Administrative / Biographical history</text:p>
                </table:table-cell>
                <table:table-cell table:style-name="Таблица9.B1" office:value-type="string">
                  <text:p text:style-name="P4">[a.<text:span text:style-name="T2">administrative_history</text:span>]</text:p>
                </table:table-cell>
              </table:table-row>
            </table:table>
            <table:table table:name="Таблица10" table:style-name="Таблица10">
              <table:table-column table:style-name="Таблица10.A"/>
              <table:table-column table:style-name="Таблица10.B"/>
              <table:table-row>
                <table:table-cell table:style-name="Таблица10.A1" office:value-type="string">
                  <text:p text:style-name="P8">Archival history</text:p>
                </table:table-cell>
                <table:table-cell table:style-name="Таблица10.B1" office:value-type="string">
                  <text:p text:style-name="P4">[a.<text:span text:style-name="T2">archival_history</text:span>]</text:p>
                </table:table-cell>
              </table:table-row>
            </table:table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8">Immediate source of acquisition or trans</text:p>
                </table:table-cell>
                <table:table-cell table:style-name="Таблица11.B1" office:value-type="string">
                  <text:p text:style-name="P4">[a.<text:span text:style-name="T2">trans</text:span>]</text:p>
                </table:table-cell>
              </table:table-row>
            </table:table>
            <table:table table:name="Таблица12" table:style-name="Таблица12">
              <table:table-column table:style-name="Таблица12.A"/>
              <table:table-column table:style-name="Таблица12.B"/>
              <table:table-row>
                <table:table-cell table:style-name="Таблица12.A1" office:value-type="string">
                  <text:p text:style-name="P8">Scope and content</text:p>
                </table:table-cell>
                <table:table-cell table:style-name="Таблица12.B1" office:value-type="string">
                  <text:p text:style-name="P4">[a.<text:span text:style-name="T2">content</text:span>]</text:p>
                </table:table-cell>
              </table:table-row>
            </table:table>
            <table:table table:name="Таблица13" table:style-name="Таблица13">
              <table:table-column table:style-name="Таблица13.A"/>
              <table:table-column table:style-name="Таблица13.B"/>
              <table:table-row>
                <table:table-cell table:style-name="Таблица13.A1" office:value-type="string">
                  <text:p text:style-name="P8">Appraisal, destruction and scheduling information</text:p>
                </table:table-cell>
                <table:table-cell table:style-name="Таблица13.B1" office:value-type="string">
                  <text:p text:style-name="P4">[a.<text:span text:style-name="T2">information</text:span>]</text:p>
                </table:table-cell>
              </table:table-row>
            </table:table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8">Accruals</text:p>
                </table:table-cell>
                <table:table-cell table:style-name="Таблица14.B1" office:value-type="string">
                  <text:p text:style-name="P4">[a.<text:span text:style-name="T2">accruals</text:span>]</text:p>
                </table:table-cell>
              </table:table-row>
            </table:table>
            <table:table table:name="Таблица15" table:style-name="Таблица15">
              <table:table-column table:style-name="Таблица15.A"/>
              <table:table-column table:style-name="Таблица15.B"/>
              <table:table-row>
                <table:table-cell table:style-name="Таблица15.A1" office:value-type="string">
                  <text:p text:style-name="P9">System of arrangement</text:p>
                </table:table-cell>
                <table:table-cell table:style-name="Таблица15.B1" office:value-type="string">
                  <text:p text:style-name="P5">[a.<text:span text:style-name="T3">arrangement</text:span>]</text:p>
                </table:table-cell>
              </table:table-row>
            </table:table>
            <table:table table:name="Таблица16" table:style-name="Таблица16">
              <table:table-column table:style-name="Таблица16.A"/>
              <table:table-column table:style-name="Таблица16.B"/>
              <table:table-row>
                <table:table-cell table:style-name="Таблица16.A1" office:value-type="string">
                  <text:p text:style-name="P9">Conditions governing access</text:p>
                </table:table-cell>
                <table:table-cell table:style-name="Таблица16.B1" office:value-type="string">
                  <text:p text:style-name="P5">[a.<text:span text:style-name="T3">access</text:span>]</text:p>
                </table:table-cell>
              </table:table-row>
            </table:table>
            <table:table table:name="Таблица17" table:style-name="Таблица17">
              <table:table-column table:style-name="Таблица17.A"/>
              <table:table-column table:style-name="Таблица17.B"/>
              <table:table-row>
                <table:table-cell table:style-name="Таблица17.A1" office:value-type="string">
                  <text:p text:style-name="P9">Language / scripts of material</text:p>
                </table:table-cell>
                <table:table-cell table:style-name="Таблица17.B1" office:value-type="string">
                  <text:p text:style-name="P5">[a.<text:span text:style-name="T3">language</text:span>]</text:p>
                </table:table-cell>
              </table:table-row>
            </table:table>
            <table:table table:name="Таблица18" table:style-name="Таблица18">
              <table:table-column table:style-name="Таблица18.A"/>
              <table:table-column table:style-name="Таблица18.B"/>
              <table:table-row>
                <table:table-cell table:style-name="Таблица18.A1" office:value-type="string">
                  <text:p text:style-name="P9">Physical characteristics and technical requirements</text:p>
                </table:table-cell>
                <table:table-cell table:style-name="Таблица18.B1" office:value-type="string">
                  <text:p text:style-name="P5">[a.<text:span text:style-name="T3">characteristics</text:span>]</text:p>
                </table:table-cell>
              </table:table-row>
            </table:table>
            <table:table table:name="Таблица19" table:style-name="Таблица19">
              <table:table-column table:style-name="Таблица19.A"/>
              <table:table-column table:style-name="Таблица19.B"/>
              <table:table-row>
                <table:table-cell table:style-name="Таблица19.A1" office:value-type="string">
                  <text:p text:style-name="P9">Finding aids</text:p>
                </table:table-cell>
                <table:table-cell table:style-name="Таблица19.B1" office:value-type="string">
                  <text:p text:style-name="P5">[a.<text:span text:style-name="T3">aids</text:span>]</text:p>
                </table:table-cell>
              </table:table-row>
            </table:table>
            <table:table table:name="Таблица20" table:style-name="Таблица20">
              <table:table-column table:style-name="Таблица20.A"/>
              <table:table-column table:style-name="Таблица20.B"/>
              <table:table-row>
                <table:table-cell table:style-name="Таблица20.A1" office:value-type="string">
                  <text:p text:style-name="P9">Existence and location of originals</text:p>
                </table:table-cell>
                <table:table-cell table:style-name="Таблица20.B1" office:value-type="string">
                  <text:p text:style-name="P5">[a.<text:span text:style-name="T3">location_originals</text:span>]</text:p>
                </table:table-cell>
              </table:table-row>
            </table:table>
            <table:table table:name="Таблица21" table:style-name="Таблица21">
              <table:table-column table:style-name="Таблица21.A"/>
              <table:table-column table:style-name="Таблица21.B"/>
              <table:table-row>
                <table:table-cell table:style-name="Таблица21.A1" office:value-type="string">
                  <text:p text:style-name="P9">Existence and location of copies</text:p>
                </table:table-cell>
                <table:table-cell table:style-name="Таблица21.B1" office:value-type="string">
                  <text:p text:style-name="P5">[a.<text:span text:style-name="T3">location_copies</text:span>]</text:p>
                </table:table-cell>
              </table:table-row>
            </table:table>
            <table:table table:name="Таблица22" table:style-name="Таблица22">
              <table:table-column table:style-name="Таблица22.A"/>
              <table:table-column table:style-name="Таблица22.B"/>
              <table:table-row>
                <table:table-cell table:style-name="Таблица22.A1" office:value-type="string">
                  <text:p text:style-name="P10">Related units of description</text:p>
                </table:table-cell>
                <table:table-cell table:style-name="Таблица22.B1" office:value-type="string">
                  <text:p text:style-name="P6">[a.<text:span text:style-name="T4">related_units</text:span>]</text:p>
                </table:table-cell>
              </table:table-row>
            </table:table>
            <table:table table:name="Таблица23" table:style-name="Таблица23">
              <table:table-column table:style-name="Таблица23.A"/>
              <table:table-column table:style-name="Таблица23.B"/>
              <table:table-row>
                <table:table-cell table:style-name="Таблица23.A1" office:value-type="string">
                  <text:p text:style-name="P10"><text:soft-page-break/>Publication note</text:p>
                </table:table-cell>
                <table:table-cell table:style-name="Таблица23.B1" office:value-type="string">
                  <text:p text:style-name="P6">[a.<text:span text:style-name="T4">publication_note</text:span>]</text:p>
                </table:table-cell>
              </table:table-row>
            </table:table>
            <table:table table:name="Таблица24" table:style-name="Таблица24">
              <table:table-column table:style-name="Таблица24.A"/>
              <table:table-column table:style-name="Таблица24.B"/>
              <table:table-row>
                <table:table-cell table:style-name="Таблица24.A1" office:value-type="string">
                  <text:p text:style-name="P10">Note</text:p>
                </table:table-cell>
                <table:table-cell table:style-name="Таблица24.B1" office:value-type="string">
                  <text:p text:style-name="P6">[a.<text:span text:style-name="T4">note</text:span>]</text:p>
                </table:table-cell>
              </table:table-row>
            </table:table>
            <table:table table:name="Таблица25" table:style-name="Таблица25">
              <table:table-column table:style-name="Таблица25.A"/>
              <table:table-column table:style-name="Таблица25.B"/>
              <table:table-row table:style-name="Таблица25.1">
                <table:table-cell table:style-name="Таблица25.A1" office:value-type="string">
                  <text:p text:style-name="P10">Archivist“s Note</text:p>
                </table:table-cell>
                <table:table-cell table:style-name="Таблица25.B1" office:value-type="string">
                  <text:p text:style-name="P6">[a.<text:span text:style-name="T4">archivist_note</text:span>]</text:p>
                </table:table-cell>
              </table:table-row>
            </table:table>
            <table:table table:name="Таблица26" table:style-name="Таблица26">
              <table:table-column table:style-name="Таблица26.A"/>
              <table:table-column table:style-name="Таблица26.B"/>
              <table:table-row>
                <table:table-cell table:style-name="Таблица26.A1" office:value-type="string">
                  <text:p text:style-name="P10">Rules or Conventions</text:p>
                </table:table-cell>
                <table:table-cell table:style-name="Таблица26.B1" office:value-type="string">
                  <text:p text:style-name="P6">[a.<text:span text:style-name="T4">rules</text:span>]</text:p>
                </table:table-cell>
              </table:table-row>
            </table:table>
            <table:table table:name="Таблица27" table:style-name="Таблица27">
              <table:table-column table:style-name="Таблица27.A"/>
              <table:table-column table:style-name="Таблица27.B"/>
              <table:table-row>
                <table:table-cell table:style-name="Таблица27.A1" office:value-type="string">
                  <text:p text:style-name="P10">Date of descriptions</text:p>
                </table:table-cell>
                <table:table-cell table:style-name="Таблица27.B1" office:value-type="string">
                  <text:p text:style-name="P6">[a.<text:span text:style-name="T4">date_descriptions</text:span>]</text:p>
                </table:table-cell>
              </table:table-row>
              <table:table-row>
                <table:table-cell table:style-name="Таблица27.A2" office:value-type="string">
                  <text:p text:style-name="P11">File</text:p>
                </table:table-cell>
                <table:table-cell table:style-name="Таблица27.B2" office:value-type="string">
                  <text:p text:style-name="P7">[a.<text:span text:style-name="T5">file</text:span>]</text:p>
                </table:table-cell>
              </table:table-row>
            </table:table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5:09:24.079908702</meta:creation-date>
    <meta:generator>LibreOffice/6.0.6.2$Linux_X86_64 LibreOffice_project/00m0$Build-2</meta:generator>
    <dc:date>2018-09-27T16:43:34.919398951</dc:date>
    <meta:editing-duration>PT1H13M30S</meta:editing-duration>
    <meta:editing-cycles>10</meta:editing-cycles>
    <meta:document-statistic meta:table-count="27" meta:image-count="0" meta:object-count="0" meta:page-count="2" meta:paragraph-count="55" meta:word-count="117" meta:character-count="1041" meta:non-whitespace-character-count="979"/>
  </office:meta>
</office:document-meta>
</file>